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43in"/>
    </style:style>
    <style:style style:name="co3" style:family="table-column">
      <style:table-column-properties fo:break-before="auto" style:column-width="0.9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tinent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érica do Nor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s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érica do Su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ceania</text:p>
          </table:table-cell>
        </table:table-row>
      </table:table>
      <table:table table:name="Territórios" table:style-name="ta1"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ontinente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tagoni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genti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i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livi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r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lombi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nezuel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rina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mazoni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ar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asi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n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atema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xi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ri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si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x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lifor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eg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ensilva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ancu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ntar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Queb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alifa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Yuk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oela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las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frica do su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dagasca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nzân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ng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igér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tióp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git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l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rgé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spanh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ranç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ã Bretanh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slând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lemanh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tál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scandináv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olôn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alcã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crân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ltic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áucas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oscóv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arel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Ura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ibér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mol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ladivosto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Omol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nchúr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ongó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uriát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oré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Japã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ntã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ib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Xijia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ndochi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ur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nd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r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ransoxia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zaquistã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raq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urqu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ráb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ilipina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orne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umatr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ápu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ustra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ova Zelândia</text:p>
          </table:table-cell>
          <table:table-cell office:value-type="float" office:value="6" calcext:value-type="float">
            <text:p>6</text:p>
          </table:table-cell>
        </table:table-row>
      </table:table>
      <table:table table:name="Fronteira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rr_id_1</text:p>
          </table:table-cell>
          <table:table-cell office:value-type="string" calcext:value-type="string">
            <text:p>Terr_id_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 style:data-style-name="N2" text:time-value="16:24:05.096529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2T11:00:06.757001793</meta:creation-date>
    <dc:date>2022-09-12T11:55:54.356450062</dc:date>
    <meta:editing-duration>PT25M9S</meta:editing-duration>
    <meta:editing-cycles>4</meta:editing-cycles>
    <meta:generator>LibreOffice/6.4.7.2$Linux_X86_64 LibreOffice_project/40$Build-2</meta:generator>
    <meta:document-statistic meta:table-count="3" meta:cell-count="371" meta:object-count="0"/>
  </office:meta>
</office:document-meta>
</file>